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2" svg:font-family="Calibri"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P4" style:family="paragraph" style:parent-style-name="Text_20_body">
      <style:text-properties officeooo:paragraph-rsid="00586068"/>
    </style:style>
    <style:style style:name="P5" style:family="paragraph" style:parent-style-name="Text_20_body">
      <style:paragraph-properties>
        <style:tab-stops>
          <style:tab-stop style:position="1.561cm"/>
        </style:tab-stops>
      </style:paragraph-properties>
      <style:text-properties officeooo:paragraph-rsid="005a7378"/>
    </style:style>
    <style:style style:name="P6" style:family="paragraph" style:parent-style-name="Text_20_body">
      <style:text-properties officeooo:rsid="005718d8" officeooo:paragraph-rsid="005718d8"/>
    </style:style>
    <style:style style:name="P7" style:family="paragraph" style:parent-style-name="Text_20_body">
      <style:text-properties fo:font-size="11pt" officeooo:rsid="005718d8" officeooo:paragraph-rsid="005718d8"/>
    </style:style>
    <style:style style:name="P8" style:family="paragraph" style:parent-style-name="Text_20_body">
      <style:text-properties officeooo:rsid="00586068" officeooo:paragraph-rsid="00586068"/>
    </style:style>
    <style:style style:name="P9" style:family="paragraph" style:parent-style-name="Text_20_body">
      <style:text-properties officeooo:rsid="0058fdd6" officeooo:paragraph-rsid="0058fdd6"/>
    </style:style>
    <style:style style:name="P10" style:family="paragraph" style:parent-style-name="Text_20_body">
      <style:paragraph-properties>
        <style:tab-stops>
          <style:tab-stop style:position="1.958cm"/>
        </style:tab-stops>
      </style:paragraph-properties>
      <style:text-properties officeooo:rsid="005c0ccc" officeooo:paragraph-rsid="005c0ccc"/>
    </style:style>
    <style:style style:name="P11" style:family="paragraph" style:parent-style-name="Text_20_body">
      <style:text-properties officeooo:rsid="005c2cbc" officeooo:paragraph-rsid="005c2cbc"/>
    </style:style>
    <style:style style:name="P12" style:family="paragraph" style:parent-style-name="Table_20_Contents">
      <style:text-properties fo:font-size="11pt" officeooo:rsid="005718d8" officeooo:paragraph-rsid="005718d8"/>
    </style:style>
    <style:style style:name="P13" style:family="paragraph" style:parent-style-name="Table_20_Contents">
      <style:text-properties fo:font-size="11pt" officeooo:rsid="0058fdd6" officeooo:paragraph-rsid="0058fdd6"/>
    </style:style>
    <style:style style:name="P14" style:family="paragraph" style:parent-style-name="Heading_20_1">
      <style:text-properties officeooo:rsid="00510c60" officeooo:paragraph-rsid="005df862"/>
    </style:style>
    <style:style style:name="P15" style:family="paragraph" style:parent-style-name="Heading_20_1">
      <style:text-properties officeooo:rsid="0051e2d9"/>
    </style:style>
    <style:style style:name="P16" style:family="paragraph" style:parent-style-name="Heading_20_1" style:master-page-name="Standard">
      <style:paragraph-properties fo:margin-top="0cm" fo:margin-bottom="0.3cm" style:contextual-spacing="false" style:page-number="1">
        <style:tab-stops/>
      </style:paragraph-properties>
      <style:text-properties officeooo:paragraph-rsid="00259aa2"/>
    </style:style>
    <style:style style:name="P17" style:family="paragraph" style:parent-style-name="Heading_20_2">
      <style:text-properties officeooo:rsid="00510c60"/>
    </style:style>
    <style:style style:name="P18" style:family="paragraph" style:parent-style-name="Heading_20_2">
      <style:text-properties officeooo:rsid="00510c60" officeooo:paragraph-rsid="00510c60"/>
    </style:style>
    <style:style style:name="P19" style:family="paragraph" style:parent-style-name="Heading_20_2">
      <style:text-properties officeooo:rsid="0051e2d9"/>
    </style:style>
    <style:style style:name="P20" style:family="paragraph" style:parent-style-name="Heading_20_2">
      <style:text-properties officeooo:rsid="0054f43d"/>
    </style:style>
    <style:style style:name="P21" style:family="paragraph" style:parent-style-name="Heading_20_3">
      <style:text-properties officeooo:rsid="00510c60"/>
    </style:style>
    <style:style style:name="P22" style:family="paragraph" style:parent-style-name="Heading_20_3">
      <style:text-properties officeooo:rsid="00510c60" officeooo:paragraph-rsid="0061770d"/>
    </style:style>
    <style:style style:name="P23" style:family="paragraph" style:parent-style-name="Heading_20_3">
      <style:text-properties officeooo:rsid="0051e2d9"/>
    </style:style>
    <style:style style:name="P24" style:family="paragraph" style:parent-style-name="Heading_20_3">
      <style:text-properties officeooo:rsid="0054f43d"/>
    </style:style>
    <style:style style:name="P25" style:family="paragraph" style:parent-style-name="Heading_20_3">
      <style:text-properties officeooo:paragraph-rsid="0061770d"/>
    </style:style>
    <style:style style:name="P26"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27"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28" style:family="paragraph" style:parent-style-name="Text_20_body" style:list-style-name="">
      <style:paragraph-properties fo:text-align="center" style:justify-single-word="false"/>
      <style:text-properties fo:color="#4c4c4c" style:font-name="Arial" fo:font-size="26pt" officeooo:rsid="004edfbb" officeooo:paragraph-rsid="004edfbb" style:font-size-asian="26pt" style:font-size-complex="26pt"/>
    </style:style>
    <style:style style:name="P29"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30" style:family="paragraph" style:parent-style-name="Text_20_body" style:list-style-name="">
      <style:paragraph-properties fo:text-align="center" style:justify-single-word="false"/>
      <style:text-properties fo:color="#333333" style:font-name="Calibri2"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31" style:family="paragraph" style:parent-style-name="Text_20_body" style:list-style-name="">
      <style:paragraph-properties fo:text-align="center" style:justify-single-word="false"/>
      <style:text-properties fo:color="#333333" style:font-name="Calibri2" fo:font-size="18pt" fo:language="zxx" fo:country="none" officeooo:rsid="0018232a" officeooo:paragraph-rsid="0018232a" style:font-size-asian="18pt" style:font-size-complex="18pt"/>
    </style:style>
    <style:style style:name="P32" style:family="paragraph" style:parent-style-name="Text_20_body" style:list-style-name="">
      <style:paragraph-properties fo:text-align="center" style:justify-single-word="false"/>
      <style:text-properties fo:color="#333333" style:font-name="Calibri2" fo:font-size="18pt" fo:language="zxx" fo:country="none" officeooo:rsid="004edfbb" officeooo:paragraph-rsid="004edfbb" style:font-size-asian="18pt" style:font-size-complex="18pt"/>
    </style:style>
    <style:style style:name="P33" style:family="paragraph" style:parent-style-name="Text_20_body" style:list-style-name="">
      <style:paragraph-properties fo:text-align="center" style:justify-single-word="false"/>
      <style:text-properties fo:color="#333333" style:font-name="Calibri2" fo:font-size="20pt" fo:language="zxx" fo:country="none" officeooo:rsid="0018232a" officeooo:paragraph-rsid="005f5166" style:font-size-asian="20pt" style:font-size-complex="20pt"/>
    </style:style>
    <style:style style:name="P34" style:family="paragraph" style:parent-style-name="Text_20_body" style:list-style-name="">
      <style:paragraph-properties fo:text-align="center" style:justify-single-word="false"/>
      <style:text-properties style:font-name="Calibri2" fo:font-size="22pt" fo:language="zxx" fo:country="none" officeooo:paragraph-rsid="0018232a" style:font-size-asian="22pt" style:font-size-complex="22pt"/>
    </style:style>
    <style:style style:name="P35" style:family="paragraph" style:parent-style-name="Text_20_body" style:list-style-name="">
      <style:paragraph-properties fo:text-align="center" style:justify-single-word="false"/>
      <style:text-properties style:font-name="Calibri2" fo:font-size="22pt" fo:language="zxx" fo:country="none" officeooo:rsid="0018232a" officeooo:paragraph-rsid="0018232a" style:font-size-asian="22pt" style:font-size-complex="22pt"/>
    </style:style>
    <style:style style:name="P36" style:family="paragraph" style:parent-style-name="Text_20_body" style:list-style-name="">
      <style:paragraph-properties fo:text-align="center" style:justify-single-word="false"/>
      <style:text-properties style:font-name="Calibri2" fo:font-size="6pt" fo:language="zxx" fo:country="none" style:text-underline-style="none" fo:font-weight="normal" officeooo:rsid="0018232a" officeooo:paragraph-rsid="0018232a" style:font-size-asian="5.25pt" style:font-weight-asian="normal" style:font-size-complex="6pt" style:font-weight-complex="normal"/>
    </style:style>
    <style:style style:name="P37" style:family="paragraph" style:parent-style-name="Text_20_body">
      <style:text-properties officeooo:rsid="005df862" officeooo:paragraph-rsid="005df862"/>
    </style:style>
    <style:style style:name="P38" style:family="paragraph" style:parent-style-name="Text_20_body">
      <style:paragraph-properties>
        <style:tab-stops>
          <style:tab-stop style:position="2.037cm"/>
        </style:tab-stops>
      </style:paragraph-properties>
      <style:text-properties officeooo:rsid="005df862" officeooo:paragraph-rsid="005df862"/>
    </style:style>
    <style:style style:name="P39" style:family="paragraph" style:parent-style-name="Text_20_body">
      <style:paragraph-properties>
        <style:tab-stops>
          <style:tab-stop style:position="1.984cm"/>
        </style:tab-stops>
      </style:paragraph-properties>
      <style:text-properties officeooo:rsid="005df862" officeooo:paragraph-rsid="005df862"/>
    </style:style>
    <style:style style:name="P40" style:family="paragraph" style:parent-style-name="Text_20_body">
      <style:text-properties officeooo:rsid="005df862" officeooo:paragraph-rsid="00628ddb"/>
    </style:style>
    <style:style style:name="P41" style:family="paragraph" style:parent-style-name="Text_20_body" style:list-style-name="L1">
      <style:text-properties officeooo:rsid="005718d8" officeooo:paragraph-rsid="005718d8"/>
    </style:style>
    <style:style style:name="P42" style:family="paragraph" style:parent-style-name="Text_20_body">
      <style:text-properties officeooo:paragraph-rsid="00628ddb"/>
    </style:style>
    <style:style style:name="P43"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officeooo:rsid="005e24b3"/>
    </style:style>
    <style:style style:name="T8" style:family="text">
      <style:text-properties fo:language="zxx" fo:country="none" officeooo:rsid="0048f097"/>
    </style:style>
    <style:style style:name="T9" style:family="text">
      <style:text-properties fo:language="zxx" fo:country="none" officeooo:rsid="00510c60"/>
    </style:style>
    <style:style style:name="T10" style:family="text">
      <style:text-properties fo:language="zxx" fo:country="none" officeooo:rsid="0061770d"/>
    </style:style>
    <style:style style:name="T11" style:family="text">
      <style:text-properties officeooo:rsid="004f9968"/>
    </style:style>
    <style:style style:name="T12" style:family="text">
      <style:text-properties officeooo:rsid="0051e2d9"/>
    </style:style>
    <style:style style:name="T13" style:family="text">
      <style:text-properties officeooo:rsid="00532dd4"/>
    </style:style>
    <style:style style:name="T14" style:family="text">
      <style:text-properties officeooo:rsid="00586068"/>
    </style:style>
    <style:style style:name="T15" style:family="text">
      <style:text-properties officeooo:rsid="005a7378"/>
    </style:style>
    <style:style style:name="T16" style:family="text">
      <style:text-properties style:font-name="Calibri" officeooo:rsid="005a7378"/>
    </style:style>
    <style:style style:name="T17" style:family="text">
      <style:text-properties officeooo:rsid="005f5166"/>
    </style:style>
    <style:style style:name="T18" style:family="text">
      <style:text-properties fo:text-transform="uppercase"/>
    </style:style>
    <style:style style:name="T19" style:family="text">
      <style:text-properties officeooo:rsid="0061770d"/>
    </style:style>
    <style:style style:name="T20" style:family="text">
      <style:text-properties officeooo:rsid="00628d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P27" text:outline-level="1"/>
      <text:h text:style-name="P27" text:outline-level="1"/>
      <text:h text:style-name="P28" text:outline-level="1"><text:span text:style-name="T18"><text:title>Data Mining</text:title></text:span></text:h>
      <text:h text:style-name="P29" text:outline-level="1"/>
      <text:h text:style-name="P33" text:outline-level="1">- <text:subject>Versuch 3: Recommender Systeme mit Collaborative Filtering</text:subject> -</text:h>
      <text:h text:style-name="P34"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0" text:outline-level="1">Teammitglieder</text:h>
      <text:h text:style-name="P36" text:outline-level="1"><draw:line text:anchor-type="paragraph" draw:z-index="0" draw:style-name="gr1" draw:text-style-name="P43" svg:x1="5.376cm" svg:y1="-0.065cm" svg:x2="13.172cm" svg:y2="-0.065cm"><text:p/></draw:line></text:h>
      <text:h text:style-name="P31" text:outline-level="1">J<text:span text:style-name="T5">an</text:span>Horak</text:h>
      <text:h text:style-name="P32" text:outline-level="1">Ralf Palyov</text:h>
      <text:h text:style-name="P31" text:outline-level="1"><text:span text:style-name="T5">Andreas</text:span> Mayer</text:h>
      <text:h text:style-name="P16" text:outline-level="1"><text:span text:style-name="T9">2 <text:s text:c="3"/></text:span><text:span text:style-name="T10">Durchführung Teil 1: Fiktive Filmbewertung</text:span></text:h>
      <text:h text:style-name="P18" text:outline-level="2">2.<text:span text:style-name="T19">2</text:span> <text:s text:c="3"/><text:span text:style-name="T19">Ähnlichkeitsbestimmung</text:span></text:h>
      <text:h text:style-name="P22" text:outline-level="3"><text:span text:style-name="T19">Welche Bedeutung hat der Übergabeparameter normed in der Funktion sim_euclid?</text:span></text:h>
      <text:p text:style-name="P40"><text:span text:style-name="T20">Die euklidische Distanz wird immer größer, aus je mehr Dimensionen die zu vergleichende Vektoren bestehen. Das ist der Fall, da eine Summe über die Differenzen der Werte der einzelnen Dimensionen gebildet wird.</text:span></text:p>
      <text:p text:style-name="P40"><text:span text:style-name="T20">Dieses Verhalten entspricht nicht unbedingt der Realität, da die Ähnlichkeit auf die Weise geringer wird, selbst wenn eine Dimension hinzu kommt deren Differenz genau dem bisherigen Differenzdurchschnitt der einzelnen Dimensionen entspricht.</text:span></text:p>
      <text:p text:style-name="P40"><text:span text:style-name="T20">Um dem entgegen zu wirken, wird hier durch die Anzahl aller Dimensionen (mit Wert ungleich 0) geteilt. Dadurch erhält man eine Distanz, die unabhängig von der Dimensionalität der Eingabevektoren ist.</text:span></text:p>
      <text:h text:style-name="P25" text:outline-level="3"><text:span text:style-name="T19">Keine Frage für das Protokoll</text:span></text:h>
      <text:h text:style-name="Heading_20_3" text:outline-level="3"><text:span text:style-name="T19">Vergleichen Sie die beiden ˜hnlichkeitsmaÿe. Welches ˜hnlichkeitsmaÿ erscheint Ihnen für diesen Anwendungsfall sinnvoller und warum?</text:span></text:h>
      <text:p text:style-name="P42"><text:span text:style-name="T20">Die Pearson Korrelation ist hier besser geeignet um die Distanz zwischen den Vektoren zu berechnen.</text:span></text:p>
      <text:p text:style-name="P42"><text:span text:style-name="T20">Das liegt daran, dass die Pearson Korrelation, im Gegensatz zur euklidischen Distanz die Länge der Vektoren nicht berücksichtigt. Dies ist hier sinnvoll, da nicht jeder Kritiker die gleiche Messlatte für Filme hat. Das bedeutet, dass manche Kritiker Filme prinzipiell schlechter bewerten als andere Kritiker. Eigentlich interresiert aber wie gut ein Kritiker einen Film im Vergleich mit den anderen Filmen bewertet; Die Verwendung der absoluten Bewertungen verzerren das Ergebn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2" svg:font-family="Calibri"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1"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cm" fo:margin-bottom="0.3cm" style:contextual-spacing="false" style:page-number="auto"/>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contextual-spacing="false" style:page-number="auto" style:shadow="none"/>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1"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style style:name="MT7" style:family="text">
      <style:text-properties officeooo:rsid="005e24b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title>Data Mining</text:title></text:span><text:span text:style-name="MT2"><text:tab/><text:tab/></text:span><text:span text:style-name="MT3"><text:subject>Versuch 3: Recommender Systeme mit Collaborative Filtering</text:subject></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1</text:page-number></text:span></text:p>
      </style:footer>
    </style:master-page>
    <style:master-page style:name="First_20_Page" style:display-name="First Page" style:page-layout-name="Mpm2" style:next-style-name="Standard">
      <style:header>
        <text:p text:style-name="MP3"><text:span text:style-name="MT7"><text:date style:data-style-name="N76" text:date-value="2013-11-14T15:24:55.20">14. November 2013</text: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1-14T15:24:55.18</dc:date>
    <meta:editing-duration>PT7H25S</meta:editing-duration>
    <meta:editing-cycles>66</meta:editing-cycles>
    <meta:print-date>2013-06-06T19:05:46.51</meta:print-date>
    <dc:subject>Versuch 3: Recommender Systeme mit Collaborative Filtering</dc:subject>
    <dc:title>Data Mining</dc:title>
    <meta:document-statistic meta:table-count="0" meta:image-count="0" meta:object-count="0" meta:page-count="3" meta:paragraph-count="19" meta:word-count="256" meta:character-count="1817" meta:non-whitespace-character-count="1567"/>
  </office:meta>
</office:document-meta>
</file>